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F00000922552EBE4A.jpg"/>
  <manifest:file-entry manifest:media-type="image/png" manifest:full-path="Pictures/100000000000032D000002F1D45D82A0.png"/>
  <manifest:file-entry manifest:media-type="image/png" manifest:full-path="Pictures/1000000000000226000001FDAB5792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3" style:family="paragraph">
      <style:paragraph-properties fo:text-align="center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="bitmap" draw:fill-color="#ffffff" draw:fill-image-name="Bitmap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draw:rect text:anchor-type="paragraph" draw:z-index="4" draw:style-name="gr2" draw:text-style-name="P3" svg:width="1.7169in" svg:height="1.1776in" svg:x="5.5571in" svg:y="7.4327in"><text:p/></draw:rect><draw:rect text:anchor-type="paragraph" draw:z-index="5" draw:style-name="gr2" draw:text-style-name="P3" svg:width="6.6224in" svg:height="6.7461in" svg:x="0.7091in" svg:y="1.8154in"><text:p/></draw:rect><draw:rect text:anchor-type="paragraph" draw:z-index="6" draw:style-name="gr2" draw:text-style-name="P3" svg:width="6.9795in" svg:height="1.448in" svg:x="0.352in" svg:y="8.4874in"><text:p/></draw:rect><draw:rect text:anchor-type="paragraph" draw:z-index="7" draw:style-name="gr3" draw:text-style-name="P3" svg:width="3.7925in" svg:height="4.6224in" svg:x="1.9327in" svg:y="1.8154in"><text:p/></draw:rect><draw:rect text:anchor-type="paragraph" draw:z-index="8" draw:style-name="gr2" draw:text-style-name="P3" svg:width="2.1807in" svg:height="1.8657in" svg:x="4.1236in" svg:y="6.6839in"><text:p/></draw:rect><draw:rect text:anchor-type="paragraph" draw:z-index="9" draw:style-name="gr2" draw:text-style-name="P3" svg:width="3.4858in" svg:height="1.448in" svg:x="2.8756in" svg:y="6.858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32D000002F1D45D82A0.png" xlink:type="simple" xlink:show="embed" xlink:actuate="onLoad"/>
    <draw:fill-image draw:name="Bitmape_20_2" draw:display-name="Bitmape 2" xlink:href="Pictures/1000000000000226000001FDAB5792E6.png" xlink:type="simple" xlink:show="embed" xlink:actuate="onLoad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F00000922552EBE4A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9-03-08T10:10:17.50</dc:date>
    <dc:creator>Austin Ibele</dc:creator>
    <meta:editing-duration>PT1H18M49S</meta:editing-duration>
    <meta:editing-cycles>13</meta:editing-cycles>
    <meta:generator>OpenOffice/4.1.6$Win32 OpenOffice.org_project/416m1$Build-9790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